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rect draw:style-name="gr1" draw:text-style-name="P1" xml:id="id2" draw:id="id2" draw:layer="layout" svg:width="5cm" svg:height="1cm" svg:x="2.4cm" svg:y="2cm" draw:corner-radius="0.5cm">
          <text:p text:style-name="P1">hu.vmiklos.lpsp</text:p>
        </draw:rect>
        <draw:rect draw:style-name="gr1" draw:text-style-name="P1" draw:layer="layout" svg:width="6cm" svg:height="1cm" svg:x="1cm" svg:y="4cm" draw:corner-radius="0.5cm">
          <text:p text:style-name="P1">hu.vmiklos.lpsp.gui</text:p>
        </draw:rect>
        <draw:rect draw:style-name="gr1" draw:text-style-name="P1" xml:id="id4" draw:id="id4" draw:layer="layout" svg:width="9cm" svg:height="1cm" svg:x="1.4cm" svg:y="6cm" draw:corner-radius="0.5cm">
          <text:p text:style-name="P1">fr.starxpert.opal.comp.model</text:p>
        </draw:rect>
        <draw:rect draw:style-name="gr1" draw:text-style-name="P1" xml:id="id1" draw:id="id1" draw:layer="layout" svg:width="7cm" svg:height="1cm" svg:x="10cm" svg:y="2cm" draw:corner-radius="0.5cm">
          <text:p text:style-name="P1">fr.starxpert.opal.comp</text:p>
        </draw:rect>
        <draw:rect draw:style-name="gr1" draw:text-style-name="P1" xml:id="id5" draw:id="id5" draw:layer="layout" svg:width="8.1cm" svg:height="1cm" svg:x="11cm" svg:y="4cm" draw:corner-radius="0.5cm">
          <text:p text:style-name="P1">fr.starxpert.opal.comp.utils</text:p>
        </draw:rect>
        <draw:rect draw:style-name="gr1" draw:text-style-name="P1" xml:id="id3" draw:id="id3" draw:layer="layout" svg:width="7.5cm" svg:height="1cm" svg:x="11.5cm" svg:y="7cm" draw:corner-radius="0.5cm">
          <text:p text:style-name="P1">fr.starxpert.opal.comp.ui</text:p>
        </draw:rect>
        <draw:connector draw:style-name="gr2" draw:text-style-name="P1" draw:layer="layout" svg:x1="10cm" svg:y1="2.5cm" svg:x2="7.4cm" svg:y2="2.5cm" draw:start-shape="id1" draw:start-glue-point="3" draw:end-shape="id2" draw:end-glue-point="1" svg:d="m10000 2500h-2600">
          <text:p/>
        </draw:connector>
        <draw:line draw:style-name="gr2" draw:text-style-name="P1" draw:layer="layout" svg:x1="11.7cm" svg:y1="7.1cm" svg:x2="7.2cm" svg:y2="2.9cm">
          <text:p/>
        </draw:line>
        <draw:line draw:style-name="gr2" draw:text-style-name="P1" draw:layer="layout" svg:x1="7.1cm" svg:y1="6cm" svg:x2="7.1cm" svg:y2="3cm">
          <text:p/>
        </draw:line>
        <draw:line draw:style-name="gr2" draw:text-style-name="P1" draw:layer="layout" svg:x1="10.5cm" svg:y1="4.5cm" svg:x2="7cm" svg:y2="4.5cm">
          <text:p/>
        </draw:line>
        <draw:line draw:style-name="gr3" draw:text-style-name="P1" draw:layer="layout" svg:x1="15cm" svg:y1="7cm" svg:x2="15cm" svg:y2="5.5cm">
          <text:p/>
        </draw:line>
        <draw:line draw:style-name="gr3" draw:text-style-name="P1" draw:layer="layout" svg:x1="15cm" svg:y1="5.5cm" svg:x2="10.5cm" svg:y2="5.5cm">
          <text:p/>
        </draw:line>
        <draw:line draw:style-name="gr3" draw:text-style-name="P1" draw:layer="layout" svg:x1="10.5cm" svg:y1="5.5cm" svg:x2="10.5cm" svg:y2="4.5cm">
          <text:p/>
        </draw:line>
        <draw:connector draw:style-name="gr2" draw:text-style-name="P1" draw:layer="layout" svg:x1="15.25cm" svg:y1="8cm" svg:x2="5.9cm" svg:y2="7cm" draw:start-shape="id3" draw:start-glue-point="2" draw:end-shape="id4" draw:end-glue-point="2" svg:d="m15250 8000v501h-9350v-1501">
          <text:p/>
        </draw:connector>
        <draw:connector draw:style-name="gr2" draw:text-style-name="P1" draw:layer="layout" svg:x1="13.5cm" svg:y1="3cm" svg:x2="15.05cm" svg:y2="4cm" draw:start-shape="id1" draw:start-glue-point="2" draw:end-shape="id5" draw:end-glue-point="0" svg:d="m13500 3000v500h1550v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u" fo:country="HU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5-04T18:30:12</meta:creation-date>
    <dc:date>2011-05-18T16:53:59</dc:date>
    <meta:editing-duration>PT23M37S</meta:editing-duration>
    <meta:editing-cycles>16</meta:editing-cycles>
    <meta:generator>LibreOffice/3.3$Linux LibreOffice_project/330m19$Build-202</meta:generator>
    <meta:document-statistic meta:object-count="15"/>
  </office:meta>
</office:document-meta>
</file>